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 prodmon(T,a,k) :</text:p>
      <text:p text:style-name="P1">for i in range (0,len(T)):</text:p>
      <text:p text:style-name="P1">T[i]=a*T[i]</text:p>
      <text:p text:style-name="P1">K=[]</text:p>
      <text:p text:style-name="P1">while len(K)&lt;k :</text:p>
      <text:p text:style-name="P1">K.append(0)</text:p>
      <text:p text:style-name="P1">return K+T</text:p>
      <text:p text:style-name="P1">def prod(T,U):</text:p>
      <text:p text:style-name="P1">P=[]</text:p>
      <text:p text:style-name="P1">S=[]</text:p>
      <text:p text:style-name="P1">for i in range (0,len(U)):</text:p>
      <text:p text:style-name="P1">P=prodmon(T,U[i],i)</text:p>
      <text:p text:style-name="P1">S=somme(S,P)</text:p>
      <text:p text:style-name="P1">return 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9:00:48.774000000</meta:creation-date>
    <dc:date>2019-01-07T19:01:34.123000000</dc:date>
    <meta:editing-duration>PT45S</meta:editing-duration>
    <meta:editing-cycles>1</meta:editing-cycles>
    <meta:document-statistic meta:table-count="0" meta:image-count="0" meta:object-count="0" meta:page-count="1" meta:paragraph-count="14" meta:word-count="29" meta:character-count="185" meta:non-whitespace-character-count="170"/>
    <meta:generator>LibreOffice/4.3.7.2$Windows_x86 LibreOffice_project/8a35821d8636a03b8bf4e15b48f59794652c68ba</meta:generator>
  </office:meta>
</office:document-meta>
</file>